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4.1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rdenadas" table:style-name="ta1">
        <table:shapes>
          <draw:frame draw:z-index="0" draw:style-name="gr1" draw:text-style-name="P1" svg:width="15.999cm" svg:height="8.999cm" svg:x="7.073cm" svg:y="24.484cm">
            <draw:object draw:notify-on-update-of-ranges="coordenadas.A1:coordenadas.A1 coordenadas.A2:coordenadas.A62 coordenadas.B1:coordenadas.B1 coordenadas.B2:coordenadas.B62 coordenadas.A1:coordenadas.A1 coordenadas.A2:coordenadas.A62 coordenadas.C1:coordenadas.C1 coordenadas.C2:coordenadas.C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1.27" calcext:value-type="float">
            <text:p>1,27</text:p>
          </table:table-cell>
          <table:table-cell office:value-type="float" office:value="-1.77000000000001" calcext:value-type="float">
            <text:p>-1,77000000000001</text:p>
          </table:table-cell>
        </table:table-row>
        <table:table-row table:style-name="ro1">
          <table:table-cell office:value-type="float" office:value="-0.29" calcext:value-type="float">
            <text:p>-0,29</text:p>
          </table:table-cell>
          <table:table-cell office:value-type="float" office:value="1.2523" calcext:value-type="float">
            <text:p>1,2523</text:p>
          </table:table-cell>
          <table:table-cell office:value-type="float" office:value="-1.71000000000001" calcext:value-type="float">
            <text:p>-1,71000000000001</text:p>
          </table:table-cell>
        </table:table-row>
        <table:table-row table:style-name="ro1">
          <table:table-cell office:value-type="float" office:value="-0.28" calcext:value-type="float">
            <text:p>-0,28</text:p>
          </table:table-cell>
          <table:table-cell office:value-type="float" office:value="1.2352" calcext:value-type="float">
            <text:p>1,2352</text:p>
          </table:table-cell>
          <table:table-cell office:value-type="float" office:value="-1.65" calcext:value-type="float">
            <text:p>-1,65</text:p>
          </table:table-cell>
        </table:table-row>
        <table:table-row table:style-name="ro1">
          <table:table-cell office:value-type="float" office:value="-0.27" calcext:value-type="float">
            <text:p>-0,27</text:p>
          </table:table-cell>
          <table:table-cell office:value-type="float" office:value="1.2187" calcext:value-type="float">
            <text:p>1,2187</text:p>
          </table:table-cell>
          <table:table-cell office:value-type="float" office:value="-1.59" calcext:value-type="float">
            <text:p>-1,59</text:p>
          </table:table-cell>
        </table:table-row>
        <table:table-row table:style-name="ro1">
          <table:table-cell office:value-type="float" office:value="-0.26" calcext:value-type="float">
            <text:p>-0,26</text:p>
          </table:table-cell>
          <table:table-cell office:value-type="float" office:value="1.2028" calcext:value-type="float">
            <text:p>1,2028</text:p>
          </table:table-cell>
          <table:table-cell office:value-type="float" office:value="-1.53000000000001" calcext:value-type="float">
            <text:p>-1,53000000000001</text:p>
          </table:table-cell>
        </table:table-row>
        <table:table-row table:style-name="ro1">
          <table:table-cell office:value-type="float" office:value="-0.25" calcext:value-type="float">
            <text:p>-0,25</text:p>
          </table:table-cell>
          <table:table-cell office:value-type="float" office:value="1.1875" calcext:value-type="float">
            <text:p>1,1875</text:p>
          </table:table-cell>
          <table:table-cell office:value-type="float" office:value="-1.46999999999999" calcext:value-type="float">
            <text:p>-1,46999999999999</text:p>
          </table:table-cell>
        </table:table-row>
        <table:table-row table:style-name="ro1">
          <table:table-cell office:value-type="float" office:value="-0.24" calcext:value-type="float">
            <text:p>-0,24</text:p>
          </table:table-cell>
          <table:table-cell office:value-type="float" office:value="1.1728" calcext:value-type="float">
            <text:p>1,1728</text:p>
          </table:table-cell>
          <table:table-cell office:value-type="float" office:value="-1.41" calcext:value-type="float">
            <text:p>-1,41</text:p>
          </table:table-cell>
        </table:table-row>
        <table:table-row table:style-name="ro1">
          <table:table-cell office:value-type="float" office:value="-0.23" calcext:value-type="float">
            <text:p>-0,23</text:p>
          </table:table-cell>
          <table:table-cell office:value-type="float" office:value="1.1587" calcext:value-type="float">
            <text:p>1,1587</text:p>
          </table:table-cell>
          <table:table-cell office:value-type="float" office:value="-1.35000000000001" calcext:value-type="float">
            <text:p>-1,35000000000001</text:p>
          </table:table-cell>
        </table:table-row>
        <table:table-row table:style-name="ro1">
          <table:table-cell office:value-type="float" office:value="-0.22" calcext:value-type="float">
            <text:p>-0,22</text:p>
          </table:table-cell>
          <table:table-cell office:value-type="float" office:value="1.1452" calcext:value-type="float">
            <text:p>1,1452</text:p>
          </table:table-cell>
          <table:table-cell office:value-type="float" office:value="-1.28999999999999" calcext:value-type="float">
            <text:p>-1,28999999999999</text:p>
          </table:table-cell>
        </table:table-row>
        <table:table-row table:style-name="ro1">
          <table:table-cell office:value-type="float" office:value="-0.21" calcext:value-type="float">
            <text:p>-0,21</text:p>
          </table:table-cell>
          <table:table-cell office:value-type="float" office:value="1.1323" calcext:value-type="float">
            <text:p>1,1323</text:p>
          </table:table-cell>
          <table:table-cell office:value-type="float" office:value="-1.23000000000002" calcext:value-type="float">
            <text:p>-1,23000000000002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office:value-type="float" office:value="1.12" calcext:value-type="float">
            <text:p>1,12</text:p>
          </table:table-cell>
          <table:table-cell office:value-type="float" office:value="-1.17" calcext:value-type="float">
            <text:p>-1,17</text:p>
          </table:table-cell>
        </table:table-row>
        <table:table-row table:style-name="ro1">
          <table:table-cell office:value-type="float" office:value="-0.19" calcext:value-type="float">
            <text:p>-0,19</text:p>
          </table:table-cell>
          <table:table-cell office:value-type="float" office:value="1.1083" calcext:value-type="float">
            <text:p>1,1083</text:p>
          </table:table-cell>
          <table:table-cell office:value-type="float" office:value="-1.11000000000001" calcext:value-type="float">
            <text:p>-1,11000000000001</text:p>
          </table:table-cell>
        </table:table-row>
        <table:table-row table:style-name="ro1">
          <table:table-cell office:value-type="float" office:value="-0.18" calcext:value-type="float">
            <text:p>-0,18</text:p>
          </table:table-cell>
          <table:table-cell office:value-type="float" office:value="1.0972" calcext:value-type="float">
            <text:p>1,0972</text:p>
          </table:table-cell>
          <table:table-cell office:value-type="float" office:value="-1.05" calcext:value-type="float">
            <text:p>-1,05</text:p>
          </table:table-cell>
        </table:table-row>
        <table:table-row table:style-name="ro1">
          <table:table-cell office:value-type="float" office:value="-0.17" calcext:value-type="float">
            <text:p>-0,17</text:p>
          </table:table-cell>
          <table:table-cell office:value-type="float" office:value="1.0867" calcext:value-type="float">
            <text:p>1,0867</text:p>
          </table:table-cell>
          <table:table-cell office:value-type="float" office:value="-0.990000000000002" calcext:value-type="float">
            <text:p>-0,990000000000002</text:p>
          </table:table-cell>
        </table:table-row>
        <table:table-row table:style-name="ro1">
          <table:table-cell office:value-type="float" office:value="-0.16" calcext:value-type="float">
            <text:p>-0,16</text:p>
          </table:table-cell>
          <table:table-cell office:value-type="float" office:value="1.0768" calcext:value-type="float">
            <text:p>1,0768</text:p>
          </table:table-cell>
          <table:table-cell office:value-type="float" office:value="-0.930000000000009" calcext:value-type="float">
            <text:p>-0,930000000000009</text:p>
          </table:table-cell>
        </table:table-row>
        <table:table-row table:style-name="ro1">
          <table:table-cell office:value-type="float" office:value="-0.15" calcext:value-type="float">
            <text:p>-0,15</text:p>
          </table:table-cell>
          <table:table-cell office:value-type="float" office:value="1.0675" calcext:value-type="float">
            <text:p>1,0675</text:p>
          </table:table-cell>
          <table:table-cell office:value-type="float" office:value="-0.869999999999993" calcext:value-type="float">
            <text:p>-0,869999999999993</text:p>
          </table:table-cell>
        </table:table-row>
        <table:table-row table:style-name="ro1">
          <table:table-cell office:value-type="float" office:value="-0.14" calcext:value-type="float">
            <text:p>-0,14</text:p>
          </table:table-cell>
          <table:table-cell office:value-type="float" office:value="1.0588" calcext:value-type="float">
            <text:p>1,0588</text:p>
          </table:table-cell>
          <table:table-cell office:value-type="float" office:value="-0.81" calcext:value-type="float">
            <text:p>-0,81</text:p>
          </table:table-cell>
        </table:table-row>
        <table:table-row table:style-name="ro1">
          <table:table-cell office:value-type="float" office:value="-0.13" calcext:value-type="float">
            <text:p>-0,13</text:p>
          </table:table-cell>
          <table:table-cell office:value-type="float" office:value="1.0507" calcext:value-type="float">
            <text:p>1,0507</text:p>
          </table:table-cell>
          <table:table-cell office:value-type="float" office:value="-0.750000000000006" calcext:value-type="float">
            <text:p>-0,750000000000006</text:p>
          </table:table-cell>
        </table:table-row>
        <table:table-row table:style-name="ro1">
          <table:table-cell office:value-type="float" office:value="-0.12" calcext:value-type="float">
            <text:p>-0,12</text:p>
          </table:table-cell>
          <table:table-cell office:value-type="float" office:value="1.0432" calcext:value-type="float">
            <text:p>1,0432</text:p>
          </table:table-cell>
          <table:table-cell office:value-type="float" office:value="-0.689999999999991" calcext:value-type="float">
            <text:p>-0,689999999999991</text:p>
          </table:table-cell>
        </table:table-row>
        <table:table-row table:style-name="ro1">
          <table:table-cell office:value-type="float" office:value="-0.11" calcext:value-type="float">
            <text:p>-0,11</text:p>
          </table:table-cell>
          <table:table-cell office:value-type="float" office:value="1.0363" calcext:value-type="float">
            <text:p>1,0363</text:p>
          </table:table-cell>
          <table:table-cell office:value-type="float" office:value="-0.629999999999997" calcext:value-type="float">
            <text:p>-0,629999999999997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1.03" calcext:value-type="float">
            <text:p>1,03</text:p>
          </table:table-cell>
          <table:table-cell office:value-type="float" office:value="-0.570000000000004" calcext:value-type="float">
            <text:p>-0,570000000000004</text:p>
          </table:table-cell>
        </table:table-row>
        <table:table-row table:style-name="ro1">
          <table:table-cell office:value-type="float" office:value="-0.09" calcext:value-type="float">
            <text:p>-0,09</text:p>
          </table:table-cell>
          <table:table-cell office:value-type="float" office:value="1.0243" calcext:value-type="float">
            <text:p>1,0243</text:p>
          </table:table-cell>
          <table:table-cell office:value-type="float" office:value="-0.509999999999988" calcext:value-type="float">
            <text:p>-0,509999999999988</text:p>
          </table:table-cell>
        </table:table-row>
        <table:table-row table:style-name="ro1">
          <table:table-cell office:value-type="float" office:value="-0.08" calcext:value-type="float">
            <text:p>-0,08</text:p>
          </table:table-cell>
          <table:table-cell office:value-type="float" office:value="1.0192" calcext:value-type="float">
            <text:p>1,0192</text:p>
          </table:table-cell>
          <table:table-cell office:value-type="float" office:value="-0.450000000000017" calcext:value-type="float">
            <text:p>-0,450000000000017</text:p>
          </table:table-cell>
        </table:table-row>
        <table:table-row table:style-name="ro1">
          <table:table-cell office:value-type="float" office:value="-0.07" calcext:value-type="float">
            <text:p>-0,07</text:p>
          </table:table-cell>
          <table:table-cell office:value-type="float" office:value="1.0147" calcext:value-type="float">
            <text:p>1,0147</text:p>
          </table:table-cell>
          <table:table-cell office:value-type="float" office:value="-0.390000000000001" calcext:value-type="float">
            <text:p>-0,390000000000001</text:p>
          </table:table-cell>
        </table:table-row>
        <table:table-row table:style-name="ro1">
          <table:table-cell office:value-type="float" office:value="-0.06" calcext:value-type="float">
            <text:p>-0,06</text:p>
          </table:table-cell>
          <table:table-cell office:value-type="float" office:value="1.0108" calcext:value-type="float">
            <text:p>1,0108</text:p>
          </table:table-cell>
          <table:table-cell office:value-type="float" office:value="-0.329999999999986" calcext:value-type="float">
            <text:p>-0,329999999999986</text:p>
          </table:table-cell>
        </table:table-row>
        <table:table-row table:style-name="ro1">
          <table:table-cell office:value-type="float" office:value="-0.05" calcext:value-type="float">
            <text:p>-0,05</text:p>
          </table:table-cell>
          <table:table-cell office:value-type="float" office:value="1.0075" calcext:value-type="float">
            <text:p>1,0075</text:p>
          </table:table-cell>
          <table:table-cell office:value-type="float" office:value="-0.270000000000015" calcext:value-type="float">
            <text:p>-0,270000000000015</text:p>
          </table:table-cell>
        </table:table-row>
        <table:table-row table:style-name="ro1">
          <table:table-cell office:value-type="float" office:value="-0.04" calcext:value-type="float">
            <text:p>-0,04</text:p>
          </table:table-cell>
          <table:table-cell office:value-type="float" office:value="1.0048" calcext:value-type="float">
            <text:p>1,0048</text:p>
          </table:table-cell>
          <table:table-cell office:value-type="float" office:value="-0.209999999999999" calcext:value-type="float">
            <text:p>-0,209999999999999</text:p>
          </table:table-cell>
        </table:table-row>
        <table:table-row table:style-name="ro1">
          <table:table-cell office:value-type="float" office:value="-0.03" calcext:value-type="float">
            <text:p>-0,03</text:p>
          </table:table-cell>
          <table:table-cell office:value-type="float" office:value="1.0027" calcext:value-type="float">
            <text:p>1,0027</text:p>
          </table:table-cell>
          <table:table-cell office:value-type="float" office:value="-0.149999999999983" calcext:value-type="float">
            <text:p>-0,149999999999983</text:p>
          </table:table-cell>
        </table:table-row>
        <table:table-row table:style-name="ro1">
          <table:table-cell office:value-type="float" office:value="-0.02" calcext:value-type="float">
            <text:p>-0,02</text:p>
          </table:table-cell>
          <table:table-cell office:value-type="float" office:value="1.0012" calcext:value-type="float">
            <text:p>1,0012</text:p>
          </table:table-cell>
          <table:table-cell office:value-type="float" office:value="-0.0900000000000123" calcext:value-type="float">
            <text:p>-0,0900000000000123</text:p>
          </table:table-cell>
        </table:table-row>
        <table:table-row table:style-name="ro1">
          <table:table-cell office:value-type="float" office:value="-0.01" calcext:value-type="float">
            <text:p>-0,01</text:p>
          </table:table-cell>
          <table:table-cell office:value-type="float" office:value="1.0003" calcext:value-type="float">
            <text:p>1,0003</text:p>
          </table:table-cell>
          <table:table-cell office:value-type="float" office:value="-0.0299999999999967" calcext:value-type="float">
            <text:p>-0,0299999999999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9999999999967" calcext:value-type="float">
            <text:p>0,02999999999999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.0003" calcext:value-type="float">
            <text:p>1,0003</text:p>
          </table:table-cell>
          <table:table-cell office:value-type="float" office:value="0.0900000000000123" calcext:value-type="float">
            <text:p>0,0900000000000123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.0012" calcext:value-type="float">
            <text:p>1,0012</text:p>
          </table:table-cell>
          <table:table-cell office:value-type="float" office:value="0.149999999999983" calcext:value-type="float">
            <text:p>0,149999999999983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.0027" calcext:value-type="float">
            <text:p>1,0027</text:p>
          </table:table-cell>
          <table:table-cell office:value-type="float" office:value="0.209999999999999" calcext:value-type="float">
            <text:p>0,209999999999999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1.0048" calcext:value-type="float">
            <text:p>1,0048</text:p>
          </table:table-cell>
          <table:table-cell office:value-type="float" office:value="0.270000000000015" calcext:value-type="float">
            <text:p>0,27000000000001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0075" calcext:value-type="float">
            <text:p>1,0075</text:p>
          </table:table-cell>
          <table:table-cell office:value-type="float" office:value="0.329999999999986" calcext:value-type="float">
            <text:p>0,329999999999986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1.0108" calcext:value-type="float">
            <text:p>1,0108</text:p>
          </table:table-cell>
          <table:table-cell office:value-type="float" office:value="0.390000000000001" calcext:value-type="float">
            <text:p>0,390000000000001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1.0147" calcext:value-type="float">
            <text:p>1,0147</text:p>
          </table:table-cell>
          <table:table-cell office:value-type="float" office:value="0.450000000000017" calcext:value-type="float">
            <text:p>0,450000000000017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.0192" calcext:value-type="float">
            <text:p>1,0192</text:p>
          </table:table-cell>
          <table:table-cell office:value-type="float" office:value="0.509999999999988" calcext:value-type="float">
            <text:p>0,509999999999988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.0243" calcext:value-type="float">
            <text:p>1,0243</text:p>
          </table:table-cell>
          <table:table-cell office:value-type="float" office:value="0.570000000000004" calcext:value-type="float">
            <text:p>0,57000000000000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03" calcext:value-type="float">
            <text:p>1,03</text:p>
          </table:table-cell>
          <table:table-cell office:value-type="float" office:value="0.629999999999997" calcext:value-type="float">
            <text:p>0,629999999999997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1.0363" calcext:value-type="float">
            <text:p>1,0363</text:p>
          </table:table-cell>
          <table:table-cell office:value-type="float" office:value="0.689999999999991" calcext:value-type="float">
            <text:p>0,689999999999991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1.0432" calcext:value-type="float">
            <text:p>1,0432</text:p>
          </table:table-cell>
          <table:table-cell office:value-type="float" office:value="0.750000000000006" calcext:value-type="float">
            <text:p>0,750000000000006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1.0507" calcext:value-type="float">
            <text:p>1,050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1.0588" calcext:value-type="float">
            <text:p>1,0588</text:p>
          </table:table-cell>
          <table:table-cell office:value-type="float" office:value="0.870000000000015" calcext:value-type="float">
            <text:p>0,87000000000001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0675" calcext:value-type="float">
            <text:p>1,0675</text:p>
          </table:table-cell>
          <table:table-cell office:value-type="float" office:value="0.930000000000009" calcext:value-type="float">
            <text:p>0,930000000000009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1.0768" calcext:value-type="float">
            <text:p>1,0768</text:p>
          </table:table-cell>
          <table:table-cell office:value-type="float" office:value="0.990000000000002" calcext:value-type="float">
            <text:p>0,990000000000002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1.0867" calcext:value-type="float">
            <text:p>1,0867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1.0972" calcext:value-type="float">
            <text:p>1,0972</text:p>
          </table:table-cell>
          <table:table-cell office:value-type="float" office:value="1.11000000000001" calcext:value-type="float">
            <text:p>1,11000000000001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1.1083" calcext:value-type="float">
            <text:p>1,1083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12" calcext:value-type="float">
            <text:p>1,12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1.1323" calcext:value-type="float">
            <text:p>1,1323</text:p>
          </table:table-cell>
          <table:table-cell office:value-type="float" office:value="1.28999999999999" calcext:value-type="float">
            <text:p>1,28999999999999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1.1452" calcext:value-type="float">
            <text:p>1,1452</text:p>
          </table:table-cell>
          <table:table-cell office:value-type="float" office:value="1.35000000000001" calcext:value-type="float">
            <text:p>1,35000000000001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1.1587" calcext:value-type="float">
            <text:p>1,1587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1.1728" calcext:value-type="float">
            <text:p>1,1728</text:p>
          </table:table-cell>
          <table:table-cell office:value-type="float" office:value="1.46999999999999" calcext:value-type="float">
            <text:p>1,4699999999999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1875" calcext:value-type="float">
            <text:p>1,1875</text:p>
          </table:table-cell>
          <table:table-cell office:value-type="float" office:value="1.53000000000001" calcext:value-type="float">
            <text:p>1,53000000000001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1.2028" calcext:value-type="float">
            <text:p>1,2028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1.2187" calcext:value-type="float">
            <text:p>1,2187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.2352" calcext:value-type="float">
            <text:p>1,2352</text:p>
          </table:table-cell>
          <table:table-cell office:value-type="float" office:value="1.70999999999999" calcext:value-type="float">
            <text:p>1,70999999999999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1.2523" calcext:value-type="float">
            <text:p>1,2523</text:p>
          </table:table-cell>
          <table:table-cell office:value-type="float" office:value="1.77000000000001" calcext:value-type="float">
            <text:p>1,7700000000000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27" calcext:value-type="float">
            <text:p>1,27</text:p>
          </table:table-cell>
          <table:table-cell office:value-type="float" office:value="1.83" calcext:value-type="float">
            <text:p>1,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31T11:12:13.146239440</dc:date>
    <meta:editing-duration>PT3M25S</meta:editing-duration>
    <meta:editing-cycles>1</meta:editing-cycles>
    <meta:generator>LibreOffice/24.2.7.2$Linux_X86_64 LibreOffice_project/420$Build-2</meta:generator>
    <meta:document-statistic meta:table-count="1" meta:cell-count="18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3.952cm" style:legend-expansion="high" chart:style-name="ch2"/>
        <chart:plot-area chart:style-name="ch3" table:cell-range-address="coordenadas.A1:coordenadas.C62" chart:data-source-has-labels="row" svg:x="0.32cm" svg:y="0.18cm" svg:width="13.54cm" svg:height="8.64cm">
          <chart:coordinate-region svg:x="0.611cm" svg:y="0.379cm" svg:width="13.00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ordenadas.B2:coordenadas.B62" chart:label-cell-address="coordenadas.B1:coordenadas.B1" chart:class="chart:scatter">
            <chart:domain table:cell-range-address="coordenadas.A2:coordenadas.A62"/>
            <chart:data-point chart:repeated="61"/>
          </chart:series>
          <chart:series chart:style-name="ch8" chart:values-cell-range-address="coordenadas.C2:coordenadas.C62" chart:label-cell-address="coordenadas.C1:coordenadas.C1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coordenadas.B1:coordenadas.B1</svg:desc>
                </draw:g>
              </table:table-cell>
              <table:table-cell office:value-type="string">
                <text:p>der</text:p>
                <draw:g>
                  <svg:desc>coordenadas.C1:coordenada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">
                <text:p>-0.3</text:p>
                <draw:g>
                  <svg:desc>coordenadas.A2:coordenadas.A62</svg:desc>
                </draw:g>
              </table:table-cell>
              <table:table-cell office:value-type="float" office:value="1.27">
                <text:p>1.27</text:p>
                <draw:g>
                  <svg:desc>coordenadas.B2:coordenadas.B62</svg:desc>
                </draw:g>
              </table:table-cell>
              <table:table-cell office:value-type="float" office:value="-1.77000000000001">
                <text:p>-1.77000000000001</text:p>
                <draw:g>
                  <svg:desc>coordenadas.C2:coordenadas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9">
                <text:p>-0.29</text:p>
              </table:table-cell>
              <table:table-cell office:value-type="float" office:value="1.2523">
                <text:p>1.2523</text:p>
              </table:table-cell>
              <table:table-cell office:value-type="float" office:value="-1.71000000000001">
                <text:p>-1.71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8">
                <text:p>-0.28</text:p>
              </table:table-cell>
              <table:table-cell office:value-type="float" office:value="1.2352">
                <text:p>1.2352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7">
                <text:p>-0.27</text:p>
              </table:table-cell>
              <table:table-cell office:value-type="float" office:value="1.2187">
                <text:p>1.2187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6">
                <text:p>-0.26</text:p>
              </table:table-cell>
              <table:table-cell office:value-type="float" office:value="1.2028">
                <text:p>1.2028</text:p>
              </table:table-cell>
              <table:table-cell office:value-type="float" office:value="-1.53000000000001">
                <text:p>-1.53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1.1875">
                <text:p>1.1875</text:p>
              </table:table-cell>
              <table:table-cell office:value-type="float" office:value="-1.46999999999999">
                <text:p>-1.46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4">
                <text:p>-0.24</text:p>
              </table:table-cell>
              <table:table-cell office:value-type="float" office:value="1.1728">
                <text:p>1.1728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3">
                <text:p>-0.23</text:p>
              </table:table-cell>
              <table:table-cell office:value-type="float" office:value="1.1587">
                <text:p>1.1587</text:p>
              </table:table-cell>
              <table:table-cell office:value-type="float" office:value="-1.35000000000001">
                <text:p>-1.35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2">
                <text:p>-0.22</text:p>
              </table:table-cell>
              <table:table-cell office:value-type="float" office:value="1.1452">
                <text:p>1.1452</text:p>
              </table:table-cell>
              <table:table-cell office:value-type="float" office:value="-1.28999999999999">
                <text:p>-1.28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1">
                <text:p>-0.21</text:p>
              </table:table-cell>
              <table:table-cell office:value-type="float" office:value="1.1323">
                <text:p>1.1323</text:p>
              </table:table-cell>
              <table:table-cell office:value-type="float" office:value="-1.23000000000002">
                <text:p>-1.23000000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">
                <text:p>-0.2</text:p>
              </table:table-cell>
              <table:table-cell office:value-type="float" office:value="1.12">
                <text:p>1.12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9">
                <text:p>-0.19</text:p>
              </table:table-cell>
              <table:table-cell office:value-type="float" office:value="1.1083">
                <text:p>1.1083</text:p>
              </table:table-cell>
              <table:table-cell office:value-type="float" office:value="-1.11000000000001">
                <text:p>-1.11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8">
                <text:p>-0.18</text:p>
              </table:table-cell>
              <table:table-cell office:value-type="float" office:value="1.0972">
                <text:p>1.0972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">
                <text:p>-0.17</text:p>
              </table:table-cell>
              <table:table-cell office:value-type="float" office:value="1.0867">
                <text:p>1.0867</text:p>
              </table:table-cell>
              <table:table-cell office:value-type="float" office:value="-0.990000000000002">
                <text:p>-0.99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6">
                <text:p>-0.16</text:p>
              </table:table-cell>
              <table:table-cell office:value-type="float" office:value="1.0768">
                <text:p>1.0768</text:p>
              </table:table-cell>
              <table:table-cell office:value-type="float" office:value="-0.930000000000009">
                <text:p>-0.930000000000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5">
                <text:p>-0.15</text:p>
              </table:table-cell>
              <table:table-cell office:value-type="float" office:value="1.0675">
                <text:p>1.0675</text:p>
              </table:table-cell>
              <table:table-cell office:value-type="float" office:value="-0.869999999999993">
                <text:p>-0.869999999999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4">
                <text:p>-0.14</text:p>
              </table:table-cell>
              <table:table-cell office:value-type="float" office:value="1.0588">
                <text:p>1.0588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3">
                <text:p>-0.13</text:p>
              </table:table-cell>
              <table:table-cell office:value-type="float" office:value="1.0507">
                <text:p>1.0507</text:p>
              </table:table-cell>
              <table:table-cell office:value-type="float" office:value="-0.750000000000006">
                <text:p>-0.7500000000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">
                <text:p>-0.12</text:p>
              </table:table-cell>
              <table:table-cell office:value-type="float" office:value="1.0432">
                <text:p>1.0432</text:p>
              </table:table-cell>
              <table:table-cell office:value-type="float" office:value="-0.689999999999991">
                <text:p>-0.689999999999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1">
                <text:p>-0.11</text:p>
              </table:table-cell>
              <table:table-cell office:value-type="float" office:value="1.0363">
                <text:p>1.0363</text:p>
              </table:table-cell>
              <table:table-cell office:value-type="float" office:value="-0.629999999999997">
                <text:p>-0.629999999999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">
                <text:p>-0.1</text:p>
              </table:table-cell>
              <table:table-cell office:value-type="float" office:value="1.03">
                <text:p>1.03</text:p>
              </table:table-cell>
              <table:table-cell office:value-type="float" office:value="-0.570000000000004">
                <text:p>-0.570000000000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9">
                <text:p>-0.09</text:p>
              </table:table-cell>
              <table:table-cell office:value-type="float" office:value="1.0243">
                <text:p>1.0243</text:p>
              </table:table-cell>
              <table:table-cell office:value-type="float" office:value="-0.509999999999988">
                <text:p>-0.509999999999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8">
                <text:p>-0.08</text:p>
              </table:table-cell>
              <table:table-cell office:value-type="float" office:value="1.0192">
                <text:p>1.0192</text:p>
              </table:table-cell>
              <table:table-cell office:value-type="float" office:value="-0.450000000000017">
                <text:p>-0.450000000000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7">
                <text:p>-0.07</text:p>
              </table:table-cell>
              <table:table-cell office:value-type="float" office:value="1.0147">
                <text:p>1.0147</text:p>
              </table:table-cell>
              <table:table-cell office:value-type="float" office:value="-0.390000000000001">
                <text:p>-0.39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">
                <text:p>-0.06</text:p>
              </table:table-cell>
              <table:table-cell office:value-type="float" office:value="1.0108">
                <text:p>1.0108</text:p>
              </table:table-cell>
              <table:table-cell office:value-type="float" office:value="-0.329999999999986">
                <text:p>-0.329999999999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5">
                <text:p>-0.05</text:p>
              </table:table-cell>
              <table:table-cell office:value-type="float" office:value="1.0075">
                <text:p>1.0075</text:p>
              </table:table-cell>
              <table:table-cell office:value-type="float" office:value="-0.270000000000015">
                <text:p>-0.270000000000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">
                <text:p>-0.04</text:p>
              </table:table-cell>
              <table:table-cell office:value-type="float" office:value="1.0048">
                <text:p>1.0048</text:p>
              </table:table-cell>
              <table:table-cell office:value-type="float" office:value="-0.209999999999999">
                <text:p>-0.209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3">
                <text:p>-0.03</text:p>
              </table:table-cell>
              <table:table-cell office:value-type="float" office:value="1.0027">
                <text:p>1.0027</text:p>
              </table:table-cell>
              <table:table-cell office:value-type="float" office:value="-0.149999999999983">
                <text:p>-0.1499999999999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">
                <text:p>-0.02</text:p>
              </table:table-cell>
              <table:table-cell office:value-type="float" office:value="1.0012">
                <text:p>1.0012</text:p>
              </table:table-cell>
              <table:table-cell office:value-type="float" office:value="-0.0900000000000123">
                <text:p>-0.0900000000000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">
                <text:p>-0.01</text:p>
              </table:table-cell>
              <table:table-cell office:value-type="float" office:value="1.0003">
                <text:p>1.0003</text:p>
              </table:table-cell>
              <table:table-cell office:value-type="float" office:value="-0.0299999999999967">
                <text:p>-0.02999999999999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299999999999967">
                <text:p>0.02999999999999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  <table:table-cell office:value-type="float" office:value="1.0003">
                <text:p>1.0003</text:p>
              </table:table-cell>
              <table:table-cell office:value-type="float" office:value="0.0900000000000123">
                <text:p>0.0900000000000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">
                <text:p>0.02</text:p>
              </table:table-cell>
              <table:table-cell office:value-type="float" office:value="1.0012">
                <text:p>1.0012</text:p>
              </table:table-cell>
              <table:table-cell office:value-type="float" office:value="0.149999999999983">
                <text:p>0.1499999999999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">
                <text:p>0.03</text:p>
              </table:table-cell>
              <table:table-cell office:value-type="float" office:value="1.0027">
                <text:p>1.0027</text:p>
              </table:table-cell>
              <table:table-cell office:value-type="float" office:value="0.209999999999999">
                <text:p>0.209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">
                <text:p>0.04</text:p>
              </table:table-cell>
              <table:table-cell office:value-type="float" office:value="1.0048">
                <text:p>1.0048</text:p>
              </table:table-cell>
              <table:table-cell office:value-type="float" office:value="0.270000000000015">
                <text:p>0.270000000000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">
                <text:p>0.05</text:p>
              </table:table-cell>
              <table:table-cell office:value-type="float" office:value="1.0075">
                <text:p>1.0075</text:p>
              </table:table-cell>
              <table:table-cell office:value-type="float" office:value="0.329999999999986">
                <text:p>0.329999999999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">
                <text:p>0.06</text:p>
              </table:table-cell>
              <table:table-cell office:value-type="float" office:value="1.0108">
                <text:p>1.0108</text:p>
              </table:table-cell>
              <table:table-cell office:value-type="float" office:value="0.390000000000001">
                <text:p>0.390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1.0147">
                <text:p>1.0147</text:p>
              </table:table-cell>
              <table:table-cell office:value-type="float" office:value="0.450000000000017">
                <text:p>0.450000000000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">
                <text:p>0.08</text:p>
              </table:table-cell>
              <table:table-cell office:value-type="float" office:value="1.0192">
                <text:p>1.0192</text:p>
              </table:table-cell>
              <table:table-cell office:value-type="float" office:value="0.509999999999988">
                <text:p>0.509999999999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">
                <text:p>0.09</text:p>
              </table:table-cell>
              <table:table-cell office:value-type="float" office:value="1.0243">
                <text:p>1.0243</text:p>
              </table:table-cell>
              <table:table-cell office:value-type="float" office:value="0.570000000000004">
                <text:p>0.57000000000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1.03">
                <text:p>1.03</text:p>
              </table:table-cell>
              <table:table-cell office:value-type="float" office:value="0.629999999999997">
                <text:p>0.629999999999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">
                <text:p>0.11</text:p>
              </table:table-cell>
              <table:table-cell office:value-type="float" office:value="1.0363">
                <text:p>1.0363</text:p>
              </table:table-cell>
              <table:table-cell office:value-type="float" office:value="0.689999999999991">
                <text:p>0.689999999999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">
                <text:p>0.12</text:p>
              </table:table-cell>
              <table:table-cell office:value-type="float" office:value="1.0432">
                <text:p>1.0432</text:p>
              </table:table-cell>
              <table:table-cell office:value-type="float" office:value="0.750000000000006">
                <text:p>0.7500000000000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">
                <text:p>0.13</text:p>
              </table:table-cell>
              <table:table-cell office:value-type="float" office:value="1.0507">
                <text:p>1.050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">
                <text:p>0.14</text:p>
              </table:table-cell>
              <table:table-cell office:value-type="float" office:value="1.0588">
                <text:p>1.0588</text:p>
              </table:table-cell>
              <table:table-cell office:value-type="float" office:value="0.870000000000015">
                <text:p>0.87000000000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">
                <text:p>0.15</text:p>
              </table:table-cell>
              <table:table-cell office:value-type="float" office:value="1.0675">
                <text:p>1.0675</text:p>
              </table:table-cell>
              <table:table-cell office:value-type="float" office:value="0.930000000000009">
                <text:p>0.930000000000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">
                <text:p>0.16</text:p>
              </table:table-cell>
              <table:table-cell office:value-type="float" office:value="1.0768">
                <text:p>1.0768</text:p>
              </table:table-cell>
              <table:table-cell office:value-type="float" office:value="0.990000000000002">
                <text:p>0.990000000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">
                <text:p>0.17</text:p>
              </table:table-cell>
              <table:table-cell office:value-type="float" office:value="1.0867">
                <text:p>1.08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">
                <text:p>0.18</text:p>
              </table:table-cell>
              <table:table-cell office:value-type="float" office:value="1.0972">
                <text:p>1.0972</text:p>
              </table:table-cell>
              <table:table-cell office:value-type="float" office:value="1.11000000000001">
                <text:p>1.110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">
                <text:p>0.19</text:p>
              </table:table-cell>
              <table:table-cell office:value-type="float" office:value="1.1083">
                <text:p>1.108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">
                <text:p>0.2</text:p>
              </table:table-cell>
              <table:table-cell office:value-type="float" office:value="1.12">
                <text:p>1.1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">
                <text:p>0.21</text:p>
              </table:table-cell>
              <table:table-cell office:value-type="float" office:value="1.1323">
                <text:p>1.1323</text:p>
              </table:table-cell>
              <table:table-cell office:value-type="float" office:value="1.28999999999999">
                <text:p>1.289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">
                <text:p>0.22</text:p>
              </table:table-cell>
              <table:table-cell office:value-type="float" office:value="1.1452">
                <text:p>1.1452</text:p>
              </table:table-cell>
              <table:table-cell office:value-type="float" office:value="1.35000000000001">
                <text:p>1.35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">
                <text:p>0.23</text:p>
              </table:table-cell>
              <table:table-cell office:value-type="float" office:value="1.1587">
                <text:p>1.158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1.1728">
                <text:p>1.1728</text:p>
              </table:table-cell>
              <table:table-cell office:value-type="float" office:value="1.46999999999999">
                <text:p>1.469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">
                <text:p>0.25</text:p>
              </table:table-cell>
              <table:table-cell office:value-type="float" office:value="1.1875">
                <text:p>1.1875</text:p>
              </table:table-cell>
              <table:table-cell office:value-type="float" office:value="1.53000000000001">
                <text:p>1.53000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6">
                <text:p>0.26</text:p>
              </table:table-cell>
              <table:table-cell office:value-type="float" office:value="1.2028">
                <text:p>1.202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">
                <text:p>0.27</text:p>
              </table:table-cell>
              <table:table-cell office:value-type="float" office:value="1.2187">
                <text:p>1.218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">
                <text:p>0.28</text:p>
              </table:table-cell>
              <table:table-cell office:value-type="float" office:value="1.2352">
                <text:p>1.2352</text:p>
              </table:table-cell>
              <table:table-cell office:value-type="float" office:value="1.70999999999999">
                <text:p>1.70999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">
                <text:p>0.29</text:p>
              </table:table-cell>
              <table:table-cell office:value-type="float" office:value="1.2523">
                <text:p>1.2523</text:p>
              </table:table-cell>
              <table:table-cell office:value-type="float" office:value="1.77000000000001">
                <text:p>1.770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1.27">
                <text:p>1.27</text:p>
              </table:table-cell>
              <table:table-cell office:value-type="float" office:value="1.83">
                <text:p>1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